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iostream&gt;</text:p>
      <text:p text:style-name="Standard">using namespace std;</text:p>
      <text:p text:style-name="Standard"/>
      <text:p text:style-name="Standard">int main(){</text:p>
      <text:p text:style-name="Standard"><text:s text:c="4"/>int arr[] = {1,4,2,4,-1,70,4};</text:p>
      <text:p text:style-name="Standard"><text:s text:c="4"/>int n = sizeof(arr) / sizeof(arr[0]);</text:p>
      <text:p text:style-name="Standard"><text:s text:c="4"/>for(int i=0;i&lt;n;i++){</text:p>
      <text:p text:style-name="Standard"><text:s text:c="8"/>if(arr[i]==-1){</text:p>
      <text:p text:style-name="Standard"><text:s text:c="12"/>cout&lt;&lt;"-1 there";</text:p>
      <text:p text:style-name="Standard"><text:s text:c="12"/>break;</text:p>
      <text:p text:style-name="Standard"><text:s text:c="8"/>}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0T12:53:35.324913767</meta:creation-date>
    <dc:date>2025-07-30T12:55:04.657286528</dc:date>
    <meta:editing-duration>PT1M29S</meta:editing-duration>
    <meta:editing-cycles>1</meta:editing-cycles>
    <meta:document-statistic meta:table-count="0" meta:image-count="0" meta:object-count="0" meta:page-count="1" meta:paragraph-count="12" meta:word-count="26" meta:character-count="235" meta:non-whitespace-character-count="165"/>
    <meta:generator>LibreOffice/7.3.7.2$Linux_X86_64 LibreOffice_project/30$Build-2</meta:generator>
  </office:meta>
</office:document-meta>
</file>